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68cm"/>
    </style:style>
    <style:style style:name="co2" style:family="table-column">
      <style:table-column-properties fo:break-before="auto" style:column-width="15.206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8.9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/>
    </style:style>
    <style:style style:name="T1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3" style:family="text">
      <style:text-properties fo:color="#008000" style:font-name="Monospace" fo:font-size="10pt" style:font-name-asian="Monospace" style:font-size-asian="10pt" style:font-name-complex="Monospace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EW</text:p>
          </table:table-cell>
          <table:table-cell table:style-name="ce1"/>
          <table:table-cell table:style-name="ce1" office:value-type="string">
            <text:p>@SIGNAL</text:p>
          </table:table-cell>
          <table:table-cell table:style-name="ce1" office:value-type="string">
            <text:p>+</text:p>
          </table:table-cell>
          <table:table-cell table:style-name="ce1" office:value-type="string">
            <text:p>TODO</text:p>
          </table:table-cell>
          <table:table-cell table:style-name="ce1" office:value-type="string">
            <text:p>COMMENT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src/applications/ethernet/EtherAppCli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ethernet/EtherAppSrv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elay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ropVector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table:number-columns-repeated="2"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sent", sendSeqNo);</text:p>
          </table:table-cell>
          <table:table-cell office:value-type="string">
            <text:p>sentPacket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dropped", dropCount)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Out-of-order ping arrivals", outOfOrderArrivalCount);</text:p>
          </table:table-cell>
          <table:table-cell office:value-type="string">
            <text:p>outOfOrderArrival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delaysOfOutOfOrder? delaysOfAll?</text:p>
          </table:table-cell>
          <table:table-cell office:value-type="string">
            <text:p>value=endToEndDelay</text:p>
          </table:table-cell>
          <table:table-cell table:number-columns-repeated="1014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outstanding at end", sendSeqNo-expectedReply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drop rate (%)", 100 * drop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out-of-order rate (%)", 100 * outOfOrderArrival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Server.cc:</text:p>
          </table:table-cell>
          <table:table-cell office:value-type="string">
            <text:p>recordScalar("bytes rcvd", l-&gt;second.rcvdBytes);</text:p>
          </table:table-cell>
          <table:table-cell office:value-type="string">
            <text:p>--marad--</text:p>
          </table:table-cell>
          <table:table-cell table:number-columns-repeated="4"/>
          <table:table-cell office:value-type="string">
            <text:p>ciklusban van</text:p>
          </table:table-cell>
          <table:table-cell table:number-columns-repeated="1014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 office:value-type="string">
            <text:p>recordScalar("ums", numBytes);</text:p>
          </table:table-cell>
          <table:table-cell office:value-type="string">
            <text:p>--törölve--</text:p>
          </table:table-cell>
          <table:table-cell table:number-columns-repeated="4"/>
          <table:table-cell office:value-type="string">
            <text:p>a requestLength paramétert mentette az initialize()-ben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inkApp.cc:</text:p>
          </table:table-cell>
          <table:table-cell office:value-type="string">
            <text:p>recordScalar("bytes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office:value-type="string">
            <text:p>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sent", msg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rcvd", msg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sent", byte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rcvd", byte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number of sessions", numSessions);</text:p>
          </table:table-cell>
          <table:table-cell office:value-type="string">
            <text:p>connect</text:p>
          </table:table-cell>
          <table:table-cell/>
          <table:table-cell office:value-type="string">
            <text:p>sum</text:p>
          </table:table-cell>
          <table:table-cell office:value-type="string">
            <text:p>timeavg</text:p>
          </table:table-cell>
          <table:table-cell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rcvd", packet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sent", byte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cOutVector eed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--új--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streams served", numStreams);</text:p>
          </table:table-cell>
          <table:table-cell office:value-type="string">
            <text:p>servedStreamBytes</text:p>
          </table:table-cell>
          <table:table-cell office:value-type="string">
            <text:p>reqStream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packets sent", numPk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received by queue", numQueueReceived);</text:p>
          </table:table-cell>
          <table:table-cell office:value-type="string">
            <text:p>rcvdPacket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nincs NED</text:p>
          </table:table-cell>
          <table:table-cell table:number-columns-repeated="1015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dropped by queue", numQueueDropped);</text:p>
          </table:table-cell>
          <table:table-cell office:value-type="string">
            <text:p>drop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nincs NED</text:p>
          </table:table-cell>
          <table:table-cell table:number-columns-repeated="1015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queueingTime</text:p>
          </table:table-cell>
          <table:table-cell table:number-columns-repeated="3"/>
          <table:table-cell office:value-type="string">
            <text:p>nincs NED</text:p>
          </table:table-cell>
          <table:table-cell table:style-name="ce3" office:value-type="string">
            <text:p><text:span text:style-name="T1">@signal</text:span><text:span text:style-name="T2">[queueingTime](title=</text:span><text:span text:style-name="T3">"queueing time at dequeue"</text:span><text:span text:style-name="T2">;unit=s;interpolationmode=none);</text:span>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Bits", numBits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throughput", throughpu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sum(receivedBits)/simTime</text:p>
          </table:table-cell>
          <table:table-cell table:number-columns-repeated="1014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packetPerSec", packetPerSec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its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office:value-type="string">
            <text:p>numMessages nem változik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ause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új, sentpause units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 handled", numMessages);</text:p>
          </table:table-cell>
          <table:table-cell table:number-columns-repeated="2" office:value-type="string">
            <text:p>pk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Packet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dsaps registered", dsapsRegistered);</text:p>
          </table:table-cell>
          <table:table-cell office:value-type="string">
            <text:p>dsap</text:p>
          </table:table-cell>
          <table:table-cell/>
          <table:table-cell office:value-type="string">
            <text:p>sum</text:p>
          </table:table-cell>
          <table:table-cell/>
          <table:table-cell office:value-type="string">
            <text:p>elég ez?</text:p>
          </table:table-cell>
          <table:table-cell office:value-type="string">
            <text:p>+1:register; -1 deregister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passed up", totalPassedUp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dropped - unknown DSAP", droppedUnknownDSAP);</text:p>
          </table:table-cell>
          <table:table-cell office:value-type="string">
            <text:p>droppedPkBytesUnknownDSAP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IfaceDownVector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vector</text:p>
          </table:table-cell>
          <table:table-cell/>
          <table:table-cell office:value-type="string">
            <text:p>darab helyett hossz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BitErrorVector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NotForUsVector;</text:p>
          </table:table-cell>
          <table:table-cell table:style-name="ce2" office:value-type="string">
            <text:p>droppedPkBytesNotForU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PassedToHLVector;</text:p>
          </table:table-cell>
          <table:table-cell table:style-name="ce2" office:value-type="string">
            <text:p>passedUpPk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RcvdVector;</text:p>
          </table:table-cell>
          <table:table-cell office:value-type="string">
            <text:p>r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SentVector;</text:p>
          </table:table-cell>
          <table:table-cell office:value-type="string">
            <text:p>t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txrate (Mb)", txrate/1000000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ull duplex", duplexMode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ell ez?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sent", <text:s text:c="3"/>numFram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rcvd", <text:s text:c="3"/>numFram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sent", <text:s text:c="4"/>numBytesSent);</text:p>
          </table:table-cell>
          <table:table-cell office:value-type="string">
            <text:p>tx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rcvd", <text:s text:c="4"/>numByt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", numFramesFromHL);</text:p>
          </table:table-cell>
          <table:table-cell office:value-type="string">
            <text:p>rxPkBytesFromHL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 dropped (iface down)", numDroppedIfaceDown)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bit error)", <text:s/>numDroppedBitError)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not for us)", numDroppedNotForUs);</text:p>
          </table:table-cell>
          <table:table-cell office:value-type="string">
            <text:p>droppedPkBytesNotForU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passed up to HL", numFramesPassedToHL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sent", <text:s/>numPauseFramesSent);</text:p>
          </table:table-cell>
          <table:table-cell office:value-type="string">
            <text:p>t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rcvd", <text:s/>numPauseFramesRcvd);</text:p>
          </table:table-cell>
          <table:table-cell office:value-type="string">
            <text:p>r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sent", numFram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rcvd", numFram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ytesOk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sent", <text:s text:c="2"/>8*numByt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rcvd", <text:s text:c="2"/>8*numByt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receivedBytesOk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CollisionsVector;</text:p>
          </table:table-cell>
          <table:table-cell office:value-type="string">
            <text:p>collisio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BackoffsVector;</text:p>
          </table:table-cell>
          <table:table-cell office:value-type="string">
            <text:p>backoff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idle (%)", 100*(totalChannelIdle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utilization (%)", 100*(totalSuccessfulRxTx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collision (%)", 100*(totalCollision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collisions", <text:s text:c="4"/>numCollisions);</text:p>
          </table:table-cell>
          <table:table-cell office:value-type="string">
            <text:p>collis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backoffs", <text:s text:c="6"/>numBackoffs);</text:p>
          </table:table-cell>
          <table:table-cell office:value-type="string">
            <text:p>backoff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P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rocess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ropp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N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processed frames", numProcessedFrames);</text:p>
          </table:table-cell>
          <table:table-cell office:value-type="string">
            <text:p>process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dropped frames", numDroppedFrames);</text:p>
          </table:table-cell>
          <table:table-cell office:value-type="string">
            <text:p>dropp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stateVector;</text:p>
          </table:table-cell>
          <table:table-cell office:value-type="string">
            <text:p>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radioStateVector;</text:p>
          </table:table-cell>
          <table:table-cell office:value-type="string">
            <text:p>radio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LenVec;</text:p>
          </table:table-cell>
          <table:table-cell office:value-type="string">
            <text:p>dataQueueLe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DropVec;</text:p>
          </table:table-cell>
          <table:table-cell office:value-type="string">
            <text:p>droppedPacket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dropped", num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duplicated", numDuplicated);</text:p>
          </table:table-cell>
          <table:table-cell office:value-type="string">
            <text:p>dupl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bit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pk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duration", duration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packets", numPacke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bits", numBi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throughput (bit/s)", numBi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packets/s", numPacke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quests sent", numRequestsSent);</text:p>
          </table:table-cell>
          <table:table-cell office:value-type="string">
            <text:p>sentReq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plies sent", numRepliesSent);</text:p>
          </table:table-cell>
          <table:table-cell office:value-type="string">
            <text:p>sentReply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solutions", numResolutions);</text:p>
          </table:table-cell>
          <table:table-cell office:value-type="string">
            <text:p>initiat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failed ARP resolutions", numFailedResolutions);</text:p>
          </table:table-cell>
          <table:table-cell office:value-type="string">
            <text:p>fail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<text:s text:c="4"/>átalakítva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3"/>
          <table:table-cell office:value-type="string">
            <text:p>összenézni a PassiveQueueBase-zel</text:p>
          </table:table-cell>
          <table:table-cell table:number-columns-repeated="1015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dropVec;</text:p>
          </table:table-cell>
          <table:table-cell/>
          <table:table-cell office:value-type="string">
            <text:p>dropPkBytes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avgQlenVec;</text:p>
          </table:table-cell>
          <table:table-cell office:value-type="string">
            <text:p>avg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dropVec;</text:p>
          </table:table-cell>
          <table:table-cell table:number-columns-repeated="5"/>
          <table:table-cell office:value-type="string">
            <text:p>PassiveQueueBase gyűjti</text:p>
          </table:table-cell>
          <table:table-cell table:number-columns-repeated="1014"/>
        </table:table-row>
        <table:table-row table:style-name="ro1">
          <table:table-cell office:value-type="string">
            <text:p>src/networklayer/queue/REDQueue.cc:</text:p>
          </table:table-cell>
          <table:table-cell office:value-type="string">
            <text:p>recordScalar("packets dropped early by RED", numEarlyDrops);</text:p>
          </table:table-cell>
          <table:table-cell office:value-type="string">
            <text:p>earlyDropPacket</text:p>
          </table:table-cell>
          <table:table-cell office:value-type="string">
            <text:p>earlyDropPkBytes</text:p>
          </table:table-cell>
          <table:table-cell table:number-columns-repeated="2"/>
          <table:table-cell office:value-type="string">
            <text:p>darab helyett hossz</text:p>
          </table:table-cell>
          <table:table-cell table:number-columns-repeated="1015"/>
        </table:table-row>
        <table:table-row table:style-name="ro1">
          <table:table-cell office:value-type="string">
            <text:p><text:s text:c="4"/>később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PassiveQueueBase.h:</text:p>
          </table:table-cell>
          <table:table-cell table:number-columns-repeated="5"/>
          <table:table-cell office:value-type="string">
            <text:p>ez mér maradt ki?????</text:p>
          </table:table-cell>
          <table:table-cell table:number-columns-repeated="1015"/>
        </table:table-row>
        <table:table-row table:style-name="ro1" table:number-rows-repeated="9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 office:value-type="string">
            <text:p>cOutVector *_rtcpInterval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jitterOutVector;</text:p>
          </table:table-cell>
          <table:table-cell table:number-columns-repeated="1020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packetLost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PayloadReceiver.h:</text:p>
          </table:table-cell>
          <table:table-cell office:value-type="string">
            <text:p>cOutVector *_packetArrival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numRtosVector; // will record total number of RTO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pipeVector; <text:s text:c="3"/><text:tab/> 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ackedBytesVector;<text:tab/><text:tab/> <text:s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pipeVector; <text:s text:c="5"/>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ackedBytesVector; <text:s text:c="15"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errorRate", chan-&gt;error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elay",chan-&gt;delay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atarate",chan-&gt;datarate());*/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lifetime", iter-&gt;second.lifeTime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acked Bytes", iter-&gt;second.ack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hroughput [Bit/sec]", iter-&gt;second.throughput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ransmitted Bytes", iter-&gt;second.transmitt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fast Rtx", iter-&gt;second.numFast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imer based Rtx", iter-&gt;second.numT3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received", numPacketsReceived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dropped", numPacketsDropped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Ssthresh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C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cvd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O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T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advR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quBytes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cumTsnAck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* sendQueue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RcvMessage.cc:</text:p>
          </table:table-cell>
          <table:table-cell office:value-type="string">
            <text:p>//recordScalar("delay", simulation.getSimTime()-dataChunk-&gt;getEnqueuingTime());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010.02.22</text:date>, <text:time>17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2T17:39:36</dc:date>
    <meta:generator>OpenOffice.org/3.0$Linux OpenOffice.org_project/300m15$Build-9379</meta:generator>
    <meta:editing-duration>PT16H20M39S</meta:editing-duration>
    <meta:editing-cycles>17</meta:editing-cycles>
    <meta:document-statistic meta:table-count="1" meta:cell-count="804" meta:object-count="0"/>
    <meta:user-defined meta:name="Info 1"/>
    <meta:user-defined meta:name="Info 2"/>
    <meta:user-defined meta:name="Info 3"/>
    <meta:user-defined meta:name="Info 4"/>
  </office:meta>
</office:document-meta>
</file>